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rtar" table:style-name="ta1">
        <table:shapes>
          <draw:frame draw:z-index="0" draw:style-name="gr1" draw:text-style-name="P1" svg:width="454.03pt" svg:height="255.23pt" svg:x="196.61pt" svg:y="259.77pt">
            <draw:object draw:notify-on-update-of-ranges="Mortar.C2:Mortar.C2 Mortar.C3:Mortar.C13 Mortar.F2:Mortar.F2 Mortar.F3:Mortar.F13 Mortar.I2:Mortar.I2 Mortar.I3:Mortar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35.84pt" svg:height="538.33pt" svg:x="715.41pt" svg:y="24.12pt">
            <draw:object draw:notify-on-update-of-ranges="Mortar.B2:Mortar.B2 Mortar.B3:Mortar.B13 Mortar.E2:Mortar.E2 Mortar.E3:Mortar.E13 Mortar.H2:Mortar.H2 Mortar.H3:Mortar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C S</text:p>
          </table:table-cell>
          <table:table-cell office:value-type="string" calcext:value-type="string">
            <text:p>EC Dsdt</text:p>
          </table:table-cell>
          <table:table-cell/>
          <table:table-cell office:value-type="string" calcext:value-type="string">
            <text:p>StDG S</text:p>
          </table:table-cell>
          <table:table-cell office:value-type="string" calcext:value-type="string">
            <text:p>St DG Dsdt</text:p>
          </table:table-cell>
          <table:table-cell/>
          <table:table-cell office:value-type="string" calcext:value-type="string">
            <text:p>EC S 2</text:p>
          </table:table-cell>
          <table:table-cell office:value-type="string" calcext:value-type="string">
            <text:p>Ec DSDT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.8291702519116" calcext:value-type="float">
            <text:p>-17.8291702519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8291702519116" calcext:value-type="float">
            <text:p>-17.8291702519116</text:p>
          </table:table-cell>
          <table:table-cell office:value-type="float" office:value="6.3646447613408E-030" calcext:value-type="float">
            <text:p>6.3646447613408E-30</text:p>
          </table:table-cell>
          <table:table-cell/>
          <table:table-cell office:value-type="float" office:value="-17.8291702519116" calcext:value-type="float">
            <text:p>-17.8291702519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7.8291707668627" calcext:value-type="float">
            <text:p>-17.8291707668627</text:p>
          </table:table-cell>
          <table:table-cell office:value-type="float" office:value="0.0000227304291438744" calcext:value-type="float">
            <text:p>2.27304291438744E-05</text:p>
          </table:table-cell>
          <table:table-cell/>
          <table:table-cell office:value-type="float" office:value="-17.8291724499504" calcext:value-type="float">
            <text:p>-17.8291724499504</text:p>
          </table:table-cell>
          <table:table-cell office:value-type="float" office:value="-0.0000242982671565656" calcext:value-type="float">
            <text:p>-2.42982671565656E-05</text:p>
          </table:table-cell>
          <table:table-cell/>
          <table:table-cell office:value-type="float" office:value="-17.8291707668627" calcext:value-type="float">
            <text:p>-17.8291707668627</text:p>
          </table:table-cell>
          <table:table-cell office:value-type="float" office:value="0.0000227304291438744" calcext:value-type="float">
            <text:p>2.2730429143874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17.8291715245098" calcext:value-type="float">
            <text:p>-17.8291715245098</text:p>
          </table:table-cell>
          <table:table-cell office:value-type="float" office:value="0.00001727136187173" calcext:value-type="float">
            <text:p>1.727136187173E-05</text:p>
          </table:table-cell>
          <table:table-cell/>
          <table:table-cell office:value-type="float" office:value="-17.8291730815658" calcext:value-type="float">
            <text:p>-17.8291730815658</text:p>
          </table:table-cell>
          <table:table-cell office:value-type="float" office:value="-0.00000841100942339729" calcext:value-type="float">
            <text:p>-8.41100942339729E-06</text:p>
          </table:table-cell>
          <table:table-cell/>
          <table:table-cell office:value-type="float" office:value="-17.8291715245098" calcext:value-type="float">
            <text:p>-17.8291715245098</text:p>
          </table:table-cell>
          <table:table-cell office:value-type="float" office:value="0.00001727136187173" calcext:value-type="float">
            <text:p>1.727136187173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17.829171955356" calcext:value-type="float">
            <text:p>-17.829171955356</text:p>
          </table:table-cell>
          <table:table-cell office:value-type="float" office:value="0.000292806905771383" calcext:value-type="float">
            <text:p>0.000292806905771</text:p>
          </table:table-cell>
          <table:table-cell/>
          <table:table-cell office:value-type="float" office:value="-17.8291735446796" calcext:value-type="float">
            <text:p>-17.8291735446796</text:p>
          </table:table-cell>
          <table:table-cell office:value-type="float" office:value="0.00000597206744103804" calcext:value-type="float">
            <text:p>5.97206744103804E-06</text:p>
          </table:table-cell>
          <table:table-cell/>
          <table:table-cell office:value-type="float" office:value="-17.829171955356" calcext:value-type="float">
            <text:p>-17.829171955356</text:p>
          </table:table-cell>
          <table:table-cell office:value-type="float" office:value="0.000292806905771383" calcext:value-type="float">
            <text:p>0.0002928069057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7.8291726533567" calcext:value-type="float">
            <text:p>-17.8291726533567</text:p>
          </table:table-cell>
          <table:table-cell office:value-type="float" office:value="0.000128614934390778" calcext:value-type="float">
            <text:p>0.000128614934391</text:p>
          </table:table-cell>
          <table:table-cell/>
          <table:table-cell office:value-type="float" office:value="-17.8291739216281" calcext:value-type="float">
            <text:p>-17.8291739216281</text:p>
          </table:table-cell>
          <table:table-cell office:value-type="float" office:value="-0.00000203764567907284" calcext:value-type="float">
            <text:p>-2.03764567907284E-06</text:p>
          </table:table-cell>
          <table:table-cell/>
          <table:table-cell office:value-type="float" office:value="-17.8291726533567" calcext:value-type="float">
            <text:p>-17.8291726533567</text:p>
          </table:table-cell>
          <table:table-cell office:value-type="float" office:value="0.000128614934390778" calcext:value-type="float">
            <text:p>0.00012861493439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7.8291746238501" calcext:value-type="float">
            <text:p>-17.8291746238501</text:p>
          </table:table-cell>
          <table:table-cell office:value-type="float" office:value="-0.000305386119174862" calcext:value-type="float">
            <text:p>-0.000305386119175</text:p>
          </table:table-cell>
          <table:table-cell/>
          <table:table-cell office:value-type="float" office:value="-17.8291742645292" calcext:value-type="float">
            <text:p>-17.8291742645292</text:p>
          </table:table-cell>
          <table:table-cell office:value-type="float" office:value="-0.0000125459718302852" calcext:value-type="float">
            <text:p>-1.25459718302852E-05</text:p>
          </table:table-cell>
          <table:table-cell/>
          <table:table-cell office:value-type="float" office:value="-17.8291746238501" calcext:value-type="float">
            <text:p>-17.8291746238501</text:p>
          </table:table-cell>
          <table:table-cell office:value-type="float" office:value="-0.000305386119174862" calcext:value-type="float">
            <text:p>-0.0003053861191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7.8291830209073" calcext:value-type="float">
            <text:p>-17.8291830209073</text:p>
          </table:table-cell>
          <table:table-cell office:value-type="float" office:value="0.000055454351429428" calcext:value-type="float">
            <text:p>5.5454351429428E-05</text:p>
          </table:table-cell>
          <table:table-cell/>
          <table:table-cell office:value-type="float" office:value="-17.8291745785248" calcext:value-type="float">
            <text:p>-17.8291745785248</text:p>
          </table:table-cell>
          <table:table-cell office:value-type="float" office:value="-0.00000818394335825842" calcext:value-type="float">
            <text:p>-8.18394335825842E-06</text:p>
          </table:table-cell>
          <table:table-cell/>
          <table:table-cell office:value-type="float" office:value="-17.8291830209073" calcext:value-type="float">
            <text:p>-17.8291830209073</text:p>
          </table:table-cell>
          <table:table-cell office:value-type="float" office:value="0.000055454351429428" calcext:value-type="float">
            <text:p>5.5454351429428E-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7.8292131114337" calcext:value-type="float">
            <text:p>-17.8292131114337</text:p>
          </table:table-cell>
          <table:table-cell office:value-type="float" office:value="-0.000149546092452078" calcext:value-type="float">
            <text:p>-0.000149546092452</text:p>
          </table:table-cell>
          <table:table-cell/>
          <table:table-cell office:value-type="float" office:value="-17.829174862801" calcext:value-type="float">
            <text:p>-17.829174862801</text:p>
          </table:table-cell>
          <table:table-cell office:value-type="float" office:value="-0.00000640133748823343" calcext:value-type="float">
            <text:p>-6.40133748823343E-06</text:p>
          </table:table-cell>
          <table:table-cell/>
          <table:table-cell office:value-type="float" office:value="-17.8292131114337" calcext:value-type="float">
            <text:p>-17.8292131114337</text:p>
          </table:table-cell>
          <table:table-cell office:value-type="float" office:value="-0.000149546092452078" calcext:value-type="float">
            <text:p>-0.0001495460924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7.829301280971" calcext:value-type="float">
            <text:p>-17.829301280971</text:p>
          </table:table-cell>
          <table:table-cell office:value-type="float" office:value="-0.00436952460231649" calcext:value-type="float">
            <text:p>-0.004369524602316</text:p>
          </table:table-cell>
          <table:table-cell/>
          <table:table-cell office:value-type="float" office:value="-17.8291751729994" calcext:value-type="float">
            <text:p>-17.8291751729994</text:p>
          </table:table-cell>
          <table:table-cell office:value-type="float" office:value="-0.0000282088556537607" calcext:value-type="float">
            <text:p>-2.82088556537607E-05</text:p>
          </table:table-cell>
          <table:table-cell/>
          <table:table-cell office:value-type="float" office:value="-17.829301280971" calcext:value-type="float">
            <text:p>-17.829301280971</text:p>
          </table:table-cell>
          <table:table-cell office:value-type="float" office:value="-0.00436952460231649" calcext:value-type="float">
            <text:p>-0.00436952460231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7.8294737650826" calcext:value-type="float">
            <text:p>-17.8294737650826</text:p>
          </table:table-cell>
          <table:table-cell office:value-type="float" office:value="-0.00142915838489892" calcext:value-type="float">
            <text:p>-0.001429158384899</text:p>
          </table:table-cell>
          <table:table-cell/>
          <table:table-cell office:value-type="float" office:value="-17.8291754164752" calcext:value-type="float">
            <text:p>-17.8291754164752</text:p>
          </table:table-cell>
          <table:table-cell office:value-type="float" office:value="0.0000103400036024093" calcext:value-type="float">
            <text:p>1.03400036024093E-05</text:p>
          </table:table-cell>
          <table:table-cell/>
          <table:table-cell office:value-type="float" office:value="-17.8294737650826" calcext:value-type="float">
            <text:p>-17.8294737650826</text:p>
          </table:table-cell>
          <table:table-cell office:value-type="float" office:value="-0.00142915838489892" calcext:value-type="float">
            <text:p>-0.00142915838489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-17.8297563484668" calcext:value-type="float">
            <text:p>-17.8297563484668</text:p>
          </table:table-cell>
          <table:table-cell office:value-type="float" office:value="-0.0215315724800378" calcext:value-type="float">
            <text:p>-0.021531572480038</text:p>
          </table:table-cell>
          <table:table-cell/>
          <table:table-cell office:value-type="float" office:value="-17.8291756781793" calcext:value-type="float">
            <text:p>-17.8291756781793</text:p>
          </table:table-cell>
          <table:table-cell office:value-type="float" office:value="0.00000968831166902021" calcext:value-type="float">
            <text:p>9.68831166902021E-06</text:p>
          </table:table-cell>
          <table:table-cell/>
          <table:table-cell office:value-type="float" office:value="-17.8297563484668" calcext:value-type="float">
            <text:p>-17.8297563484668</text:p>
          </table:table-cell>
          <table:table-cell office:value-type="float" office:value="-0.0215315724800378" calcext:value-type="float">
            <text:p>-0.021531572480038</text:p>
          </table:table-cell>
        </table:table-row>
      </table:table>
      <table:table table:name="Without Morta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EC Dsdt</text:p>
          </table:table-cell>
          <table:table-cell/>
          <table:table-cell office:value-type="string" calcext:value-type="string">
            <text:p>ST DG</text:p>
          </table:table-cell>
          <table:table-cell office:value-type="string" calcext:value-type="string">
            <text:p>StDG Dsd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.8306133803575" calcext:value-type="float">
            <text:p>-17.8306133803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8306133803575" calcext:value-type="float">
            <text:p>-17.830613380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7.8306133922761" calcext:value-type="float">
            <text:p>-17.8306133922761</text:p>
          </table:table-cell>
          <table:table-cell office:value-type="float" office:value="4.44089209850063E-015" calcext:value-type="float">
            <text:p>4.44089209850063E-15</text:p>
          </table:table-cell>
          <table:table-cell/>
          <table:table-cell office:value-type="float" office:value="-17.8306219685705" calcext:value-type="float">
            <text:p>-17.8306219685705</text:p>
          </table:table-cell>
          <table:table-cell office:value-type="float" office:value="-0.000069546718576674" calcext:value-type="float">
            <text:p>-6.954671857667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17.83061340615" calcext:value-type="float">
            <text:p>-17.83061340615</text:p>
          </table:table-cell>
          <table:table-cell office:value-type="float" office:value="-4.44089209850063E-016" calcext:value-type="float">
            <text:p>-4.44089209850063E-16</text:p>
          </table:table-cell>
          <table:table-cell/>
          <table:table-cell office:value-type="float" office:value="-17.8306246049618" calcext:value-type="float">
            <text:p>-17.8306246049618</text:p>
          </table:table-cell>
          <table:table-cell office:value-type="float" office:value="-0.0000479448139218963" calcext:value-type="float">
            <text:p>-4.79448139218963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17.8306134224611" calcext:value-type="float">
            <text:p>-17.8306134224611</text:p>
          </table:table-cell>
          <table:table-cell office:value-type="float" office:value="-3.46944695195361E-015" calcext:value-type="float">
            <text:p>-3.46944695195361E-15</text:p>
          </table:table-cell>
          <table:table-cell/>
          <table:table-cell office:value-type="float" office:value="-17.8306265856158" calcext:value-type="float">
            <text:p>-17.8306265856158</text:p>
          </table:table-cell>
          <table:table-cell office:value-type="float" office:value="-0.0000135379262580088" calcext:value-type="float">
            <text:p>-1.35379262580088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7.8306134404006" calcext:value-type="float">
            <text:p>-17.8306134404006</text:p>
          </table:table-cell>
          <table:table-cell office:value-type="float" office:value="-0.0000000000000238697950294409" calcext:value-type="float">
            <text:p>-2.38697950294409E-14</text:p>
          </table:table-cell>
          <table:table-cell/>
          <table:table-cell office:value-type="float" office:value="-17.8306283335345" calcext:value-type="float">
            <text:p>-17.8306283335345</text:p>
          </table:table-cell>
          <table:table-cell office:value-type="float" office:value="0.0000147511586964244" calcext:value-type="float">
            <text:p>1.47511586964244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7.8306134590198" calcext:value-type="float">
            <text:p>-17.8306134590198</text:p>
          </table:table-cell>
          <table:table-cell office:value-type="float" office:value="-0.0000000000000272004641033163" calcext:value-type="float">
            <text:p>-2.72004641033163E-14</text:p>
          </table:table-cell>
          <table:table-cell/>
          <table:table-cell office:value-type="float" office:value="-17.8306299414906" calcext:value-type="float">
            <text:p>-17.8306299414906</text:p>
          </table:table-cell>
          <table:table-cell office:value-type="float" office:value="-0.0000828738218047742" calcext:value-type="float">
            <text:p>-8.28738218047742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7.8306134771007" calcext:value-type="float">
            <text:p>-17.8306134771007</text:p>
          </table:table-cell>
          <table:table-cell office:value-type="float" office:value="-0.0000000000000144884104713583" calcext:value-type="float">
            <text:p>-1.44884104713583E-14</text:p>
          </table:table-cell>
          <table:table-cell/>
          <table:table-cell office:value-type="float" office:value="-17.8306312672169" calcext:value-type="float">
            <text:p>-17.8306312672169</text:p>
          </table:table-cell>
          <table:table-cell office:value-type="float" office:value="-0.00000366804958139982" calcext:value-type="float">
            <text:p>-3.66804958139982E-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7.8306134878706" calcext:value-type="float">
            <text:p>-17.8306134878706</text:p>
          </table:table-cell>
          <table:table-cell office:value-type="float" office:value="-0.0000000000000200395255944841" calcext:value-type="float">
            <text:p>-2.00395255944841E-14</text:p>
          </table:table-cell>
          <table:table-cell/>
          <table:table-cell office:value-type="float" office:value="-17.8306320512802" calcext:value-type="float">
            <text:p>-17.8306320512802</text:p>
          </table:table-cell>
          <table:table-cell office:value-type="float" office:value="-0.000156836451049358" calcext:value-type="float">
            <text:p>-0.0001568364510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7.8306135041744" calcext:value-type="float">
            <text:p>-17.8306135041744</text:p>
          </table:table-cell>
          <table:table-cell office:value-type="float" office:value="-0.0000000000000230926389122033" calcext:value-type="float">
            <text:p>-2.30926389122033E-14</text:p>
          </table:table-cell>
          <table:table-cell/>
          <table:table-cell office:value-type="float" office:value="-17.8306324201323" calcext:value-type="float">
            <text:p>-17.8306324201323</text:p>
          </table:table-cell>
          <table:table-cell office:value-type="float" office:value="-0.0000472174683847221" calcext:value-type="float">
            <text:p>-4.72174683847221E-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7.8306135192218" calcext:value-type="float">
            <text:p>-17.8306135192218</text:p>
          </table:table-cell>
          <table:table-cell office:value-type="float" office:value="-9.38138455808257E-015" calcext:value-type="float">
            <text:p>-9.38138455808257E-15</text:p>
          </table:table-cell>
          <table:table-cell/>
          <table:table-cell office:value-type="float" office:value="-17.8306318853347" calcext:value-type="float">
            <text:p>-17.8306318853347</text:p>
          </table:table-cell>
          <table:table-cell office:value-type="float" office:value="0.000070088894217446" calcext:value-type="float">
            <text:p>7.0088894217446E-05</text:p>
          </table:table-cell>
        </table:table-row>
        <table:table-row table:style-name="ro1">
          <table:table-cell office:value-type="float" office:value="0.9999" calcext:value-type="float">
            <text:p>0.9999</text:p>
          </table:table-cell>
          <table:table-cell office:value-type="float" office:value="-17.8306135244403" calcext:value-type="float">
            <text:p>-17.8306135244403</text:p>
          </table:table-cell>
          <table:table-cell office:value-type="float" office:value="-0.0000000000000234257058195908" calcext:value-type="float">
            <text:p>-2.34257058195908E-14</text:p>
          </table:table-cell>
          <table:table-cell/>
          <table:table-cell office:value-type="float" office:value="-17.8306312653589" calcext:value-type="float">
            <text:p>-17.8306312653589</text:p>
          </table:table-cell>
          <table:table-cell office:value-type="float" office:value="-0.0000785135036170375" calcext:value-type="float">
            <text:p>-7.8513503617037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5:14:18.84568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47:11.115165577</meta:creation-date>
    <dc:date>2020-01-16T15:16:58.043449234</dc:date>
    <meta:editing-duration>P1DT1H4M47S</meta:editing-duration>
    <meta:editing-cycles>5</meta:editing-cycles>
    <meta:generator>LibreOffice/6.0.7.3$Linux_X86_64 LibreOffice_project/00m0$Build-3</meta:generator>
    <meta:document-statistic meta:table-count="2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32cm" svg:height="18.992cm" xlink:href=".." xlink:type="simple" chart:class="chart:line" chart:style-name="ch1">
        <chart:legend chart:legend-position="end" svg:x="19.897cm" svg:y="8.699cm" style:legend-expansion="high" chart:style-name="ch2"/>
        <chart:plot-area chart:style-name="ch3" table:cell-range-address="Mortar.B2:Mortar.B13 Mortar.E2:Mortar.E13 Mortar.H2:Mortar.H13" chart:data-source-has-labels="row" svg:x="0.448cm" svg:y="0.379cm" svg:width="19.001cm" svg:height="18.234cm">
          <chartooo:coordinate-region svg:x="2.022cm" svg:y="0.578cm" svg:width="17.241cm" svg:height="17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rtar.B3:Mortar.B13" chart:label-cell-address="Mortar.B2:Mortar.B2" chart:class="chart:line">
            <chart:data-point chart:repeated="11"/>
          </chart:series>
          <chart:series chart:style-name="ch7" chart:values-cell-range-address="Mortar.E3:Mortar.E13" chart:label-cell-address="Mortar.E2:Mortar.E2" chart:class="chart:line">
            <chart:data-point chart:repeated="11"/>
          </chart:series>
          <chart:series chart:style-name="ch8" chart:values-cell-range-address="Mortar.H3:Mortar.H13" chart:label-cell-address="Mortar.H2:Mortar.H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 S</text:p>
                <draw:g>
                  <svg:desc>Mortar.B2:Mortar.B2</svg:desc>
                </draw:g>
              </table:table-cell>
              <table:table-cell office:value-type="string">
                <text:p>StDG S</text:p>
                <draw:g>
                  <svg:desc>Mortar.E2:Mortar.E2</svg:desc>
                </draw:g>
              </table:table-cell>
              <table:table-cell office:value-type="string">
                <text:p>EC S 2</text:p>
                <draw:g>
                  <svg:desc>Mortar.H2:Mortar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.8291702519116">
                <text:p>-17.8291702519116</text:p>
                <draw:g>
                  <svg:desc>Mortar.B3:Mortar.B13</svg:desc>
                </draw:g>
              </table:table-cell>
              <table:table-cell office:value-type="float" office:value="-17.8291702519116">
                <text:p>-17.8291702519116</text:p>
                <draw:g>
                  <svg:desc>Mortar.E3:Mortar.E13</svg:desc>
                </draw:g>
              </table:table-cell>
              <table:table-cell office:value-type="float" office:value="-17.8291702519116">
                <text:p>-17.8291702519116</text:p>
                <draw:g>
                  <svg:desc>Mortar.H3:Mortar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.8291707668627">
                <text:p>-17.8291707668627</text:p>
              </table:table-cell>
              <table:table-cell office:value-type="float" office:value="-17.8291724499504">
                <text:p>-17.8291724499504</text:p>
              </table:table-cell>
              <table:table-cell office:value-type="float" office:value="-17.8291707668627">
                <text:p>-17.829170766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.8291715245098">
                <text:p>-17.8291715245098</text:p>
              </table:table-cell>
              <table:table-cell office:value-type="float" office:value="-17.8291730815658">
                <text:p>-17.8291730815658</text:p>
              </table:table-cell>
              <table:table-cell office:value-type="float" office:value="-17.8291715245098">
                <text:p>-17.829171524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829171955356">
                <text:p>-17.829171955356</text:p>
              </table:table-cell>
              <table:table-cell office:value-type="float" office:value="-17.8291735446796">
                <text:p>-17.8291735446796</text:p>
              </table:table-cell>
              <table:table-cell office:value-type="float" office:value="-17.829171955356">
                <text:p>-17.829171955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8291726533567">
                <text:p>-17.8291726533567</text:p>
              </table:table-cell>
              <table:table-cell office:value-type="float" office:value="-17.8291739216281">
                <text:p>-17.8291739216281</text:p>
              </table:table-cell>
              <table:table-cell office:value-type="float" office:value="-17.8291726533567">
                <text:p>-17.8291726533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8291746238501">
                <text:p>-17.8291746238501</text:p>
              </table:table-cell>
              <table:table-cell office:value-type="float" office:value="-17.8291742645292">
                <text:p>-17.8291742645292</text:p>
              </table:table-cell>
              <table:table-cell office:value-type="float" office:value="-17.8291746238501">
                <text:p>-17.8291746238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.8291830209073">
                <text:p>-17.8291830209073</text:p>
              </table:table-cell>
              <table:table-cell office:value-type="float" office:value="-17.8291745785248">
                <text:p>-17.8291745785248</text:p>
              </table:table-cell>
              <table:table-cell office:value-type="float" office:value="-17.8291830209073">
                <text:p>-17.8291830209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8292131114337">
                <text:p>-17.8292131114337</text:p>
              </table:table-cell>
              <table:table-cell office:value-type="float" office:value="-17.829174862801">
                <text:p>-17.829174862801</text:p>
              </table:table-cell>
              <table:table-cell office:value-type="float" office:value="-17.8292131114337">
                <text:p>-17.8292131114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.829301280971">
                <text:p>-17.829301280971</text:p>
              </table:table-cell>
              <table:table-cell office:value-type="float" office:value="-17.8291751729994">
                <text:p>-17.8291751729994</text:p>
              </table:table-cell>
              <table:table-cell office:value-type="float" office:value="-17.829301280971">
                <text:p>-17.829301280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.8294737650826">
                <text:p>-17.8294737650826</text:p>
              </table:table-cell>
              <table:table-cell office:value-type="float" office:value="-17.8291754164752">
                <text:p>-17.8291754164752</text:p>
              </table:table-cell>
              <table:table-cell office:value-type="float" office:value="-17.8294737650826">
                <text:p>-17.8294737650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.8297563484668">
                <text:p>-17.8297563484668</text:p>
              </table:table-cell>
              <table:table-cell office:value-type="float" office:value="-17.8291756781793">
                <text:p>-17.8291756781793</text:p>
              </table:table-cell>
              <table:table-cell office:value-type="float" office:value="-17.8297563484668">
                <text:p>-17.8297563484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2.901cm" svg:y="3.705cm" style:legend-expansion="high" chart:style-name="ch2"/>
        <chart:plot-area chart:style-name="ch3" table:cell-range-address="Mortar.C2:Mortar.C13 Mortar.F2:Mortar.F13 Mortar.I2:Mortar.I13" chart:data-source-has-labels="row" svg:x="0.32cm" svg:y="0.18cm" svg:width="12.261cm" svg:height="8.645cm">
          <chartooo:coordinate-region svg:x="1.524cm" svg:y="0.379cm" svg:width="10.87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rtar.C3:Mortar.C13" chart:label-cell-address="Mortar.C2:Mortar.C2" chart:class="chart:line">
            <chart:data-point chart:repeated="11"/>
          </chart:series>
          <chart:series chart:style-name="ch7" chart:values-cell-range-address="Mortar.F3:Mortar.F13" chart:label-cell-address="Mortar.F2:Mortar.F2" chart:class="chart:line">
            <chart:data-point chart:repeated="11"/>
          </chart:series>
          <chart:series chart:style-name="ch8" chart:values-cell-range-address="Mortar.I3:Mortar.I13" chart:label-cell-address="Mortar.I2:Mortar.I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 Dsdt</text:p>
                <draw:g>
                  <svg:desc>Mortar.C2:Mortar.C2</svg:desc>
                </draw:g>
              </table:table-cell>
              <table:table-cell office:value-type="string">
                <text:p>St DG Dsdt</text:p>
                <draw:g>
                  <svg:desc>Mortar.F2:Mortar.F2</svg:desc>
                </draw:g>
              </table:table-cell>
              <table:table-cell office:value-type="string">
                <text:p>Ec DSDT2</text:p>
                <draw:g>
                  <svg:desc>Mortar.I2:Morta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rtar.C3:Mortar.C13</svg:desc>
                </draw:g>
              </table:table-cell>
              <table:table-cell office:value-type="float" office:value="6.3646447613408E-030">
                <text:p>6.3646447613408E-030</text:p>
                <draw:g>
                  <svg:desc>Mortar.F3:Mortar.F13</svg:desc>
                </draw:g>
              </table:table-cell>
              <table:table-cell office:value-type="float" office:value="0">
                <text:p>0</text:p>
                <draw:g>
                  <svg:desc>Mortar.I3:Mortar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27304291438744">
                <text:p>0.0000227304291438744</text:p>
              </table:table-cell>
              <table:table-cell office:value-type="float" office:value="-0.0000242982671565656">
                <text:p>-0.0000242982671565656</text:p>
              </table:table-cell>
              <table:table-cell office:value-type="float" office:value="0.0000227304291438744">
                <text:p>0.0000227304291438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727136187173">
                <text:p>0.00001727136187173</text:p>
              </table:table-cell>
              <table:table-cell office:value-type="float" office:value="-0.00000841100942339729">
                <text:p>-0.00000841100942339729</text:p>
              </table:table-cell>
              <table:table-cell office:value-type="float" office:value="0.00001727136187173">
                <text:p>0.00001727136187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2806905771383">
                <text:p>0.000292806905771383</text:p>
              </table:table-cell>
              <table:table-cell office:value-type="float" office:value="0.00000597206744103804">
                <text:p>0.00000597206744103804</text:p>
              </table:table-cell>
              <table:table-cell office:value-type="float" office:value="0.000292806905771383">
                <text:p>0.000292806905771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8614934390778">
                <text:p>0.000128614934390778</text:p>
              </table:table-cell>
              <table:table-cell office:value-type="float" office:value="-0.00000203764567907284">
                <text:p>-0.00000203764567907284</text:p>
              </table:table-cell>
              <table:table-cell office:value-type="float" office:value="0.000128614934390778">
                <text:p>0.000128614934390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05386119174862">
                <text:p>-0.000305386119174862</text:p>
              </table:table-cell>
              <table:table-cell office:value-type="float" office:value="-0.0000125459718302852">
                <text:p>-0.0000125459718302852</text:p>
              </table:table-cell>
              <table:table-cell office:value-type="float" office:value="-0.000305386119174862">
                <text:p>-0.000305386119174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5454351429428">
                <text:p>0.000055454351429428</text:p>
              </table:table-cell>
              <table:table-cell office:value-type="float" office:value="-0.00000818394335825842">
                <text:p>-0.00000818394335825842</text:p>
              </table:table-cell>
              <table:table-cell office:value-type="float" office:value="0.000055454351429428">
                <text:p>0.000055454351429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149546092452078">
                <text:p>-0.000149546092452078</text:p>
              </table:table-cell>
              <table:table-cell office:value-type="float" office:value="-0.00000640133748823343">
                <text:p>-0.00000640133748823343</text:p>
              </table:table-cell>
              <table:table-cell office:value-type="float" office:value="-0.000149546092452078">
                <text:p>-0.000149546092452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36952460231649">
                <text:p>-0.00436952460231649</text:p>
              </table:table-cell>
              <table:table-cell office:value-type="float" office:value="-0.0000282088556537607">
                <text:p>-0.0000282088556537607</text:p>
              </table:table-cell>
              <table:table-cell office:value-type="float" office:value="-0.00436952460231649">
                <text:p>-0.00436952460231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42915838489892">
                <text:p>-0.00142915838489892</text:p>
              </table:table-cell>
              <table:table-cell office:value-type="float" office:value="0.0000103400036024093">
                <text:p>0.0000103400036024093</text:p>
              </table:table-cell>
              <table:table-cell office:value-type="float" office:value="-0.00142915838489892">
                <text:p>-0.00142915838489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15315724800378">
                <text:p>-0.0215315724800378</text:p>
              </table:table-cell>
              <table:table-cell office:value-type="float" office:value="0.00000968831166902021">
                <text:p>0.00000968831166902021</text:p>
              </table:table-cell>
              <table:table-cell office:value-type="float" office:value="-0.0215315724800378">
                <text:p>-0.0215315724800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